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User Interface and Data Model Ideas</text:p>
      <text:p text:style-name="Text_20_body">I was thinking of how to design a user interface for my project as well as a data model to use when I came across some javascript libraries for visualization. Reading about those (<text:a xlink:type="simple" xlink:href="http://graphalchemist.github.io/Alchemy/#/" text:style-name="Internet_20_link" text:visited-style-name="Visited_20_Internet_20_Link">Alchemy.js</text:a> which is based on <text:a xlink:type="simple" xlink:href="https://d3js.org/" text:style-name="Internet_20_link" text:visited-style-name="Visited_20_Internet_20_Link">D3.js</text:a>) and <text:a xlink:type="simple" xlink:href="https://neo4j.com/developer/guide-data-visualization/" text:style-name="Internet_20_link" text:visited-style-name="Visited_20_Internet_20_Link">a page</text:a> on the Neo4j site about data visualization gave me an idea: I could use the structure of whatever data model I come up with to design my interface. My results could be objects of some sort and I would write functions to render those objects as HTML (or XML or whatever else). What kind of objects though? What follows was inspired by what I’ve learned about NoSQL databases thus far.</text:p>
      <text:p text:style-name="Text_20_body">At the highest level, I have (at least) two different types of things I’m interested in that exist conceptually in both databases: composers and works. Each of these things has various properties. To match objects from different sources, I need some set of common properties. I can also have other properties that aren’t common between sources –this is expected and my project’s raison d’etre. So now the search process looks like this:</text:p>
      <text:list xml:id="list2130861015357273882" text:style-name="L1">
        <text:list-item>
          <text:p text:style-name="P1">User enters search terms in a textbox and clicks “search”</text:p>
        </text:list-item>
        <text:list-item>
          <text:p text:style-name="P1">Search terms are used to query MusicBrainz and IMSLP databases</text:p>
        </text:list-item>
        <text:list-item>
          <text:p text:style-name="P1">Results of these queries are used to build objects of type “Composer” or “Work”</text:p>
          <text:list>
            <text:list-item>
              <text:p text:style-name="P1">The objects have “key” properties used for comparison. These will probably be the set of properties that exist in both databases, and each of the objects must have values for these properties. For example, a Composer must have a Name.</text:p>
            </text:list-item>
            <text:list-item>
              <text:p text:style-name="P1">They also have other properties that may not be common to all and are not required.</text:p>
            </text:list-item>
          </text:list>
        </text:list-item>
        <text:list-item>
          <text:p text:style-name="P1">A set of new objects is created by merging “matching” objects, or those that have the same type and key properties. These are the results that will be returned to the user.</text:p>
          <text:list>
            <text:list-item>
              <text:p text:style-name="P1">The original result objects could be saved to provide easy access to the results from both sites. For example, if IMSLP says Alkan was born in one year and MusicBrainz says something different, this would make it easy to see what each of the sources “said.”</text:p>
              <text:list>
                <text:list-item>
                  <text:p text:style-name="P1">This could be implemented by storing a link in the new object to the old ones</text:p>
                </text:list-item>
              </text:list>
            </text:list-item>
          </text:list>
        </text:list-item>
        <text:list-item>
          <text:p text:style-name="P1">The new objects are rendered into HTML representations for the user</text:p>
          <text:list>
            <text:list-item>
              <text:p text:style-name="P1">If different sources are added or the data model changes, the interface does not need to be rewritten</text:p>
            </text:list-item>
          </text:list>
        </text:list-item>
      </text:list>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ma Seyedtalebi</meta:initial-creator>
    <meta:creation-date>2017-08-06T19:28:45.06</meta:creation-date>
    <dc:date>2017-08-06T19:46:43.40</dc:date>
    <dc:creator>Nima Seyedtalebi</dc:creator>
    <meta:editing-duration>PT17M59S</meta:editing-duration>
    <meta:editing-cycles>2</meta:editing-cycles>
    <meta:generator>OpenOffice/4.1.3$Win32 OpenOffice.org_project/413m1$Build-9783</meta:generator>
    <meta:document-statistic meta:table-count="0" meta:image-count="0" meta:object-count="0" meta:page-count="1" meta:paragraph-count="13" meta:word-count="413" meta:character-count="2295"/>
  </office:meta>
</office:document-meta>
</file>